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ee7c0" style:font-size-asian="16pt" style:font-size-complex="16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2pt" officeooo:paragraph-rsid="001ee7c0" style:font-size-asian="10.5pt" style:font-size-complex="12pt"/>
    </style:style>
    <style:style style:name="T1" style:family="text">
      <style:text-properties officeooo:rsid="001ee7c0"/>
    </style:style>
    <style:style style:name="T2" style:family="text">
      <style:text-properties officeooo:rsid="002007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1 –</text:span><text:span text:style-name="T2"> Intro to Wireshark</text:span></text:p>
      <text:list xml:id="list135562252" text:style-name="L2">
        <text:list-item>
          <text:p text:style-name="P2"><text:span text:style-name="T1">Three different protocols that appear in the protocol column are:</text:span></text:p>
          <text:list>
            <text:list-item>
              <text:p text:style-name="P2"><text:span text:style-name="T1">ARP</text:span></text:p>
            </text:list-item>
            <text:list-item>
              <text:p text:style-name="P2"><text:span text:style-name="T1">DNS</text:span></text:p>
            </text:list-item>
            <text:list-item>
              <text:p text:style-name="P2"><text:span text:style-name="T1">TCP</text:span></text:p>
            </text:list-item>
          </text:list>
        </text:list-item>
        <text:list-item>
          <text:p text:style-name="P2"><text:span text:style-name="T1">It took 0.035 seconds between sending the GET and receiving the OK messages</text:span></text:p>
        </text:list-item>
        <text:list-item>
          <text:p text:style-name="P2"><text:span text:style-name="T1">The IP address of my computer is 137.207.163.112 while the IP address of the umass server is 128.119.24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11-19T21:57:28</meta:creation-date>
    <dc:date>2013-11-19T22:02:09</dc:date>
    <dc:creator>Jeremy </dc:creator>
    <meta:editing-duration>PT21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7" meta:word-count="56" meta:character-count="294" meta:non-whitespace-character-count="251"/>
  </office:meta>
</office:document-meta>
</file>